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4.42383333333333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6.4135cm"/>
    </style:style>
    <style:style style:name="co5" style:family="table-column">
      <style:table-column-properties fo:break-before="auto" style:column-width="7.51416666666667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13.2291666666667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7" table:default-cell-style-name="ce3"/>
        <table:table-row table:style-name="ro1">
          <table:table-cell office:value-type="string" table:style-name="ce2">
            <text:p>Modu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mportance</text:p>
          </table:table-cell>
          <table:table-cell office:value-type="string" table:style-name="ce2">
            <text:p>Tarif seul (utilisateur par mois)</text:p>
          </table:table-cell>
          <table:table-cell office:value-type="string" table:style-name="ce2">
            <text:p>Tarif "en batch" (utilisateur par mois)</text:p>
          </table:table-cell>
          <table:table-cell office:value-type="string" table:style-name="ce2">
            <text:p>Nbre utilisateurs</text:p>
          </table:table-cell>
          <table:table-cell office:value-type="string" table:style-name="ce2">
            <text:p>Observation</text:p>
          </table:table-cell>
          <table:table-cell table:number-columns-repeated="8" table:style-name="ce2"/>
          <table:table-cell table:number-columns-repeated="16369"/>
        </table:table-row>
        <table:table-row table:style-name="ro1">
          <table:table-cell office:value-type="string" table:style-name="ce3">
            <text:p>Marketing</text:p>
          </table:table-cell>
          <table:table-cell office:value-type="string" table:style-name="ce3">
            <text:p>Stratégie commerciale</text:p>
          </table:table-cell>
          <table:table-cell office:value-type="string" table:style-name="ce3">
            <text:p>Requis</text:p>
          </table:table-cell>
          <table:table-cell office:value-type="currency" office:value="1265" table:style-name="ce3">
            <text:p>1 265,00 €</text:p>
          </table:table-cell>
          <table:table-cell office:value-type="currency" office:value="632.5" table:style-name="ce3">
            <text:p>632,50 €</text:p>
          </table:table-cell>
          <table:table-cell office:value-type="float" office:value="3" table:style-name="ce4">
            <text:p>3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">
            <text:p>Sales Premium</text:p>
          </table:table-cell>
          <table:table-cell office:value-type="string" table:style-name="ce3">
            <text:p>Gestion ventes + CRM</text:p>
          </table:table-cell>
          <table:table-cell office:value-type="string" table:style-name="ce3">
            <text:p>Requis</text:p>
          </table:table-cell>
          <table:table-cell office:value-type="currency" office:value="113.8" table:style-name="ce3">
            <text:p>113,80 €</text:p>
          </table:table-cell>
          <table:table-cell office:value-type="string" table:style-name="ce3">
            <text:p>X</text:p>
          </table:table-cell>
          <table:table-cell office:value-type="float" office:value="38" table:style-name="ce4">
            <text:p>38</text:p>
          </table:table-cell>
          <table:table-cell office:value-type="string" table:style-name="ce3">
            <text:p>Solution contenant le module ventes et Sales Insights (outil de BI vis-à-vis des ventes)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Microsoft Relationship Sales</text:p>
          </table:table-cell>
          <table:table-cell office:value-type="string" table:style-name="ce3">
            <text:p>Outil CRM</text:p>
          </table:table-cell>
          <table:table-cell office:value-type="string" table:style-name="ce3">
            <text:p>Souhaitable</text:p>
          </table:table-cell>
          <table:table-cell office:value-type="currency" office:value="121.76" table:style-name="ce3">
            <text:p>121,76 €</text:p>
          </table:table-cell>
          <table:table-cell office:value-type="string" table:style-name="ce3">
            <text:p>X</text:p>
          </table:table-cell>
          <table:table-cell office:value-type="float" office:value="38" table:style-name="ce4">
            <text:p>38</text:p>
          </table:table-cell>
          <table:table-cell office:value-type="string" table:style-name="ce3">
            <text:p>Outil CRM additionnel plus poussé que celui inclus dans Sales Premium, cependant son fonctionnement est grandement dépendant de LinkedIn</text:p>
          </table:table-cell>
          <table:table-cell table:number-columns-repeated="16377" table:style-name="ce3"/>
        </table:table-row>
        <table:table-row table:style-name="ro3">
          <table:table-cell office:value-type="string" table:style-name="ce3">
            <text:p>Customer Voice</text:p>
          </table:table-cell>
          <table:table-cell office:value-type="string" table:style-name="ce3">
            <text:p>Outil CRM permettant de créer des enquêtes clients personnalisées et de recueillir les commentaires clients en temps réel</text:p>
          </table:table-cell>
          <table:table-cell office:value-type="string" table:style-name="ce3">
            <text:p>Facultatif</text:p>
          </table:table-cell>
          <table:table-cell office:value-type="currency" office:value="84.3" table:style-name="ce3">
            <text:p>84,30 €</text:p>
          </table:table-cell>
          <table:table-cell office:value-type="string" table:style-name="ce3">
            <text:p>X</text:p>
          </table:table-cell>
          <table:table-cell office:value-type="float" office:value="38" table:style-name="ce4">
            <text:p>38</text:p>
          </table:table-cell>
          <table:table-cell office:value-type="string" table:style-name="ce3">
            <text:p>Solution inutile en cas de développement d'un portail web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Customer Insights</text:p>
          </table:table-cell>
          <table:table-cell office:value-type="string" table:style-name="ce3">
            <text:p>Outil CDP</text:p>
          </table:table-cell>
          <table:table-cell office:value-type="string" table:style-name="ce3">
            <text:p>Souhaitable</text:p>
          </table:table-cell>
          <table:table-cell office:value-type="currency" office:value="1265" table:style-name="ce3">
            <text:p>1 265,00 €</text:p>
          </table:table-cell>
          <table:table-cell office:value-type="currency" office:value="843" table:style-name="ce3">
            <text:p>843,00 €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Outil de BI permettant de recueillir des données clients plus poussées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Finance</text:p>
          </table:table-cell>
          <table:table-cell office:value-type="string" table:style-name="ce3">
            <text:p>Gestion financières</text:p>
          </table:table-cell>
          <table:table-cell office:value-type="string" table:style-name="ce3">
            <text:p>Requis</text:p>
          </table:table-cell>
          <table:table-cell office:value-type="currency" office:value="151.80000000000001" table:style-name="ce3">
            <text:p>151,80 €</text:p>
          </table:table-cell>
          <table:table-cell office:value-type="currency" office:value="25.3" table:style-name="ce3">
            <text:p>25,30 €</text:p>
          </table:table-cell>
          <table:table-cell office:value-type="float" office:value="8" table:style-name="ce4">
            <text:p>8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">
            <text:p>Business Central Premium</text:p>
          </table:table-cell>
          <table:table-cell office:value-type="string" table:style-name="ce3">
            <text:p>Outil de pilotage orienté finances</text:p>
          </table:table-cell>
          <table:table-cell office:value-type="string" table:style-name="ce3">
            <text:p>Requis</text:p>
          </table:table-cell>
          <table:table-cell office:value-type="currency" office:value="84.3" table:style-name="ce3">
            <text:p>84,30 €</text:p>
          </table:table-cell>
          <table:table-cell office:value-type="string" table:style-name="ce3">
            <text:p>X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Outil de BI orienté finances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Supply Chain Management</text:p>
          </table:table-cell>
          <table:table-cell office:value-type="string" table:style-name="ce3">
            <text:p>Module production/manufacturing</text:p>
          </table:table-cell>
          <table:table-cell office:value-type="string" table:style-name="ce3">
            <text:p>Requis</text:p>
          </table:table-cell>
          <table:table-cell office:value-type="currency" office:value="151.80000000000001" table:style-name="ce3">
            <text:p>151,80 €</text:p>
          </table:table-cell>
          <table:table-cell office:value-type="currency" office:value="25.3" table:style-name="ce3">
            <text:p>25,30 €</text:p>
          </table:table-cell>
          <table:table-cell office:value-type="float" office:value="15" table:style-name="ce4">
            <text:p>15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Commerce</text:p>
          </table:table-cell>
          <table:table-cell office:value-type="string" table:style-name="ce3">
            <text:p>Module commerciale</text:p>
          </table:table-cell>
          <table:table-cell office:value-type="string" table:style-name="ce3">
            <text:p>Requis</text:p>
          </table:table-cell>
          <table:table-cell office:value-type="currency" office:value="151.80000000000001" table:style-name="ce3">
            <text:p>151,80 €</text:p>
          </table:table-cell>
          <table:table-cell office:value-type="currency" office:value="25.3" table:style-name="ce3">
            <text:p>25,30 €</text:p>
          </table:table-cell>
          <table:table-cell office:value-type="float" office:value="35" table:style-name="ce4">
            <text:p>35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3">
            <text:p>Human Ressources</text:p>
          </table:table-cell>
          <table:table-cell office:value-type="string" table:style-name="ce3">
            <text:p>Module RH</text:p>
          </table:table-cell>
          <table:table-cell office:value-type="string" table:style-name="ce3">
            <text:p>Requis *<text:s/></text:p>
          </table:table-cell>
          <table:table-cell office:value-type="currency" office:value="101.2" table:style-name="ce3">
            <text:p>101,20 €</text:p>
          </table:table-cell>
          <table:table-cell office:value-type="currency" office:value="25.3" table:style-name="ce3">
            <text:p>25,30 €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Doute sur le fonction des RH dans l'entreprise, à clarifier lundi.</text:p>
          </table:table-cell>
          <table:table-cell table:number-columns-repeated="16377" table:style-name="ce3"/>
        </table:table-row>
        <table:table-row table:style-name="ro2">
          <table:table-cell table:number-columns-repeated="3" table:style-name="ce3"/>
          <table:table-cell office:value-type="string" table:style-name="ce2">
            <text:p>TOTAL MAX POUR UNE SOLUTION COMPLETE</text:p>
          </table:table-cell>
          <table:table-cell office:value-type="currency" office:value="1980.8599999999997" table:formula="of:=SUM([.E2];[.D3];[.D4];[.D5];[.E6];[.E7];[.D8];[.E9];[.E11];[.E10])" table:style-name="ce2">
            <text:p>1 980,86 €</text:p>
          </table:table-cell>
          <table:table-cell office:value-type="currency" office:value="25047.980000000003" table:formula="of:=[.E2]*[.F2]+[.D3]*[.F3]+[.D4]*[.F4]+[.D5]*[.F5]+[.E6]*[.F6]+[.E7]*[.F7]+[.D8]*[.F8]+[.D9]*[.F9]+[.D10]*[.F10]" table:style-name="ce2">
            <text:p>25 047,98 €</text:p>
          </table:table-cell>
          <table:table-cell table:number-columns-repeated="16378" table:style-name="ce3"/>
        </table:table-row>
        <table:table-row table:style-name="ro2">
          <table:table-cell table:number-columns-repeated="3" table:style-name="ce3"/>
          <table:table-cell office:value-type="string" table:style-name="ce2">
            <text:p>TOTAL MAX POUR MODULES REQUIS UNIQUEMENT</text:p>
          </table:table-cell>
          <table:table-cell office:value-type="currency" office:value="822.19999999999982" table:formula="of:=SUM([.E2];[.D3];[.E7];[.E9];[.E10])" table:style-name="ce3">
            <text:p>822,20 €</text:p>
          </table:table-cell>
          <table:table-cell office:value-type="currency" office:value="8363.6999999999989" table:formula="of:=[.E2]*[.F2]+[.D3]*[.F3]+[.E7]*[.F7]+[.D8]*[.F8]+[.E9]*[.F9]+[.E10]*[.F10]" table:style-name="ce3">
            <text:p>8 363,70 €</text:p>
          </table:table-cell>
          <table:table-cell table:number-columns-repeated="16378" table:style-name="ce3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Feuil1.A1:Feuil1.G13" table:name="Tableau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Anis Koraichi</meta:initial-creator>
    <dc:creator>Anis Koraichi</dc:creator>
    <meta:creation-date>2020-11-08T14:19:23Z</meta:creation-date>
    <dc:date>2020-11-15T22:00:52Z</dc:date>
  </office:meta>
</office:document-meta>
</file>